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24   |   <text:a xlink:type="simple" xlink:href="http://palinfo.habago.org/Entry?Command=Information_PrintForum#FORUM40404"><text:span text:style-name="T1">#</text:span></text:a></text:p>
      <text:p text:style-name="P2">動物之挫折（Distress in Animal）</text:p>
      <text:p text:style-name="P2">作者：David B. Morton</text:p>
      <text:p text:style-name="P2">出處：《動物權與動物福利小百科》pp. 134-135</text:p>
      <text:p text:style-name="P2">譯者：陳真</text:p>
      <text:p text:style-name="P2"/>
      <text:p text:style-name="P2"/>
      <text:p text:style-name="P2">挫折（distress）意味著一種精神上的痛苦＊，它會造成中樞神經系統上分子接受器之改變（比如和benzodiazepine，opioid，serotonin，noradrenalin等有關的接受器）（見折磨Dystress）。它跟痛苦的其它表現方式並沒有什麼不一樣。比如說，一隻動物因為斷腿之疼痛＊，而對移動或碰觸感到害怕，就像牠會因為無法正常移動而感到挫折一樣。中樞神經系統上接受器的改變，可能導致儀式化行為（見動物之儀式化行為）。（135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